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LucidaGrande" svg:font-family="LucidaGrand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200%"/>
    </style:style>
    <style:style style:name="P2" style:family="paragraph" style:parent-style-name="Standard">
      <style:paragraph-properties fo:line-height="200%" fo:text-align="center" style:justify-single-word="false"/>
    </style:style>
    <style:style style:name="T1" style:family="text">
      <style:text-properties fo:font-variant="normal" fo:text-transform="none" fo:color="#000000" style:font-name="Arial1" fo:font-size="8.60000038146973pt" fo:font-style="normal" fo:font-weight="normal" style:font-name-asian="LucidaGrande" style:font-size-asian="12pt" style:font-name-complex="LucidaGrande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ill Kaufman</text:p>
      <text:p text:style-name="P1">World History Period 2</text:p>
      <text:p text:style-name="P1">Mr. Niedringhaus</text:p>
      <text:p text:style-name="P1">30 October 2014</text:p>
      <text:p text:style-name="P2">Thesis Question</text:p>
      <text:p text:style-name="P1"><text:tab/>To what extent was the Arab Israeli War of 1948 a defensive war on the part of the Israelis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LucidaGrande" svg:font-family="LucidaGrand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ill Kaufman</meta:initial-creator>
    <meta:creation-date>2014-10-30T22:27:00</meta:creation-date>
    <dc:date>2014-10-30T22:30:50</dc:date>
    <dc:creator>Will Kaufman</dc:creator>
    <meta:editing-duration>PT3M51S</meta:editing-duration>
    <meta:editing-cycles>3</meta:editing-cycles>
    <meta:generator>OpenOffice/4.1.1$Unix OpenOffice.org_project/411m6$Build-9775</meta:generator>
    <meta:document-statistic meta:table-count="0" meta:image-count="0" meta:object-count="0" meta:page-count="1" meta:paragraph-count="6" meta:word-count="32" meta:character-count="173"/>
  </office:meta>
</office:document-meta>
</file>